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Fine_20_Dashed" svg:stroke-color="#fff200" draw:fill="solid" draw:fill-color="#8ccfb7" draw:textarea-horizontal-align="left" draw:auto-grow-height="true" draw:auto-grow-width="true" fo:min-height="0.475cm" fo:min-width="4.566cm"/>
    </style:style>
    <style:style style:name="gr2" style:family="graphic" style:parent-style-name="standard">
      <style:graphic-properties draw:fill-color="#0d1f63" draw:textarea-horizontal-align="justify" draw:textarea-vertical-align="middle" draw:auto-grow-height="false" fo:min-height="0.947cm" fo:min-width="2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dc578" draw:textarea-horizontal-align="left" draw:auto-grow-height="true" draw:auto-grow-width="true" fo:min-height="0.475cm" fo:min-width="5.357cm"/>
    </style:style>
    <style:style style:name="gr5" style:family="graphic" style:parent-style-name="standard">
      <style:graphic-properties draw:stroke="none" svg:stroke-color="#000000" draw:fill="solid" draw:fill-color="#fff9ae" draw:textarea-horizontal-align="left" draw:auto-grow-height="true" draw:auto-grow-width="true" fo:min-height="0.475cm" fo:min-width="4.058cm"/>
    </style:style>
    <style:style style:name="gr6" style:family="graphic" style:parent-style-name="standard">
      <style:graphic-properties draw:stroke="none" svg:stroke-color="#000000" draw:fill="solid" draw:fill-color="#f7a19a" draw:textarea-horizontal-align="left" draw:auto-grow-height="true" draw:auto-grow-width="true" fo:min-height="0.475cm" fo:min-width="2.762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2.15cm" fo:min-width="5.3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2.15cm" fo:min-width="9.7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2.15cm" fo:min-width="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3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6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cm"/>
    </style:style>
    <style:style style:name="gr13" style:family="graphic" style:parent-style-name="standard">
      <style:graphic-properties draw:fill-color="#0d1f63" draw:textarea-horizontal-align="justify" draw:textarea-vertical-align="middle" draw:auto-grow-height="false" fo:min-height="0.75cm" fo:min-width="26.9cm"/>
    </style:style>
    <style:style style:name="gr1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color="#000000" fo:font-weight="bold" fo:background-color="transparent" style:font-weight-asian="bold" style:font-weight-complex="bold"/>
    </style:style>
    <style:style style:name="P2" style:family="paragraph">
      <loext:graphic-properties draw:fill="solid" draw:fill-color="#8ccfb7"/>
      <style:text-properties fo:color="#000000" style:font-name="Arial" fo:font-size="12pt" fo:font-weight="bold" fo:background-color="transparent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0d1f63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dc578"/>
      <style:text-properties style:font-name="Arial" fo:font-size="12pt" fo:font-weight="bold" style:font-size-asian="18pt" style:font-size-complex="18pt"/>
    </style:style>
    <style:style style:name="P7" style:family="paragraph">
      <loext:graphic-properties draw:fill="solid" draw:fill-color="#fff9ae"/>
      <style:text-properties style:font-name="Arial" fo:font-size="12pt" fo:font-weight="bold" style:font-size-asian="18pt" style:font-size-complex="18pt"/>
    </style:style>
    <style:style style:name="P8" style:family="paragraph">
      <loext:graphic-properties draw:fill="solid" draw:fill-color="#f7a19a"/>
      <style:text-properties style:font-name="Arial" fo:font-size="12pt" fo:font-weight="bold" style:font-size-asian="18pt" style:font-size-complex="18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12pt" fo:font-weight="bold" style:font-size-asian="18pt" style:font-size-complex="18pt"/>
    </style:style>
    <style:style style:name="P11" style:family="paragraph">
      <loext:graphic-properties draw:fill-color="#0d1f63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00" style:font-name="Arial" fo:font-size="12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font-size="18pt"/>
    </style:style>
    <style:style style:name="T3" style:family="text">
      <style:text-properties style:font-name="Arial" fo:font-size="12pt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5.066cm" svg:height="0.725cm" svg:x="0.4cm" svg:y="2.912cm">
          <draw:text-box>
            <text:p text:style-name="P1"><text:span text:style-name="T1">Avaliação de </text:span><text:span text:style-name="T1">Migração</text:span></text:p>
          </draw:text-box>
        </draw:frame>
        <draw:custom-shape draw:style-name="gr2" draw:text-style-name="P4" draw:layer="layout" svg:width="5.4cm" svg:height="1.899cm" svg:x="0.296cm" svg:y="4.299cm">
          <text:p text:style-name="P3"><text:span text:style-name="T2">Avali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4cm" svg:height="1.899cm" svg:x="6.297cm" svg:y="4.299cm">
          <text:p text:style-name="P3"><text:span text:style-name="T2">Planej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4cm" svg:height="1.899cm" svg:x="11.998cm" svg:y="4.299cm">
          <text:p text:style-name="P3"><text:span text:style-name="T2">Projet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4cm" svg:height="1.899cm" svg:x="16.499cm" svg:y="4.299cm">
          <text:p text:style-name="P3"><text:span text:style-name="T2">Migr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4cm" svg:height="1.899cm" svg:x="22.3cm" svg:y="4.299cm">
          <text:p text:style-name="P3"><text:span text:style-name="T2">Operar</text:span></text:p>
          <text:p text:style-name="P3"><text:span text:style-name="T2">Otimiza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5" draw:layer="layout" svg:x1="2.7cm" svg:y1="6.498cm" svg:x2="2.7cm" svg:y2="8.199cm">
          <text:p/>
        </draw:line>
        <draw:frame draw:style-name="gr4" draw:text-style-name="P6" draw:layer="layout" svg:width="5.857cm" svg:height="0.725cm" svg:x="6cm" svg:y="2.913cm">
          <draw:text-box>
            <text:p><text:span text:style-name="T3">Planejamento de Migração</text:span></text:p>
          </draw:text-box>
        </draw:frame>
        <draw:frame draw:style-name="gr5" draw:text-style-name="P7" draw:layer="layout" svg:width="4.558cm" svg:height="0.725cm" svg:x="14.9cm" svg:y="2.914cm">
          <draw:text-box>
            <text:p><text:span text:style-name="T3">Projeto de Migração</text:span></text:p>
          </draw:text-box>
        </draw:frame>
        <draw:frame draw:style-name="gr6" draw:text-style-name="P8" draw:layer="layout" svg:width="3.262cm" svg:height="0.725cm" svg:x="23.2cm" svg:y="2.916cm">
          <draw:text-box>
            <text:p><text:span text:style-name="T3">Pós </text:span><text:span text:style-name="T3">Migra</text:span><text:span text:style-name="T3">ção</text:span></text:p>
          </draw:text-box>
        </draw:frame>
        <draw:custom-shape draw:style-name="gr7" draw:text-style-name="P9" draw:layer="layout" svg:width="5.8cm" svg:height="2.4cm" svg:x="0.1cm" svg:y="4.0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8cm" svg:height="2.4cm" svg:x="6cm" svg:y="4.0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2cm" svg:height="2.4cm" svg:x="11.9cm" svg:y="4.0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5cm" svg:height="2.4cm" svg:x="22.3cm" svg:y="4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8cm" svg:y1="6.499cm" svg:x2="8.8cm" svg:y2="8.2cm">
          <text:p/>
        </draw:line>
        <draw:line draw:style-name="gr3" draw:text-style-name="P5" draw:layer="layout" svg:x1="16.5cm" svg:y1="6.501cm" svg:x2="16.5cm" svg:y2="8.202cm">
          <text:p/>
        </draw:line>
        <draw:line draw:style-name="gr3" draw:text-style-name="P5" draw:layer="layout" svg:x1="25.1cm" svg:y1="6.502cm" svg:x2="25.1cm" svg:y2="8.203cm">
          <text:p/>
        </draw:line>
        <draw:frame draw:style-name="gr10" draw:text-style-name="P10" draw:layer="layout" svg:width="6.762cm" svg:height="4.043cm" svg:x="-0.1cm" svg:y="8.117cm">
          <draw:text-box>
            <text:list text:style-name="L1">
              <text:list-item>
                <text:p><text:span text:style-name="T3">Conhecimento do Ambiente</text:span></text:p>
              </text:list-item>
              <text:list-item>
                <text:p><text:span text:style-name="T3">Definição de Estratégia </text:span></text:p>
              </text:list-item>
              <text:list-item>
                <text:p><text:span text:style-name="T3">Levantamento de Licenças</text:span></text:p>
              </text:list-item>
              <text:list-item>
                <text:p><text:span text:style-name="T3">Compatibilidade de Versões</text:span></text:p>
              </text:list-item>
            </text:list>
          </draw:text-box>
        </draw:frame>
        <draw:frame draw:style-name="gr10" draw:text-style-name="P10" draw:layer="layout" svg:width="6.55cm" svg:height="4.043cm" svg:x="6.6cm" svg:y="8.118cm">
          <draw:text-box>
            <text:list text:style-name="L1">
              <text:list-item>
                <text:p><text:span text:style-name="T3">Planejamento da migração</text:span></text:p>
              </text:list-item>
              <text:list-item>
                <text:p><text:span text:style-name="T3">Segurança e conformidade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11" draw:text-style-name="P10" draw:layer="layout" svg:width="6.8cm" svg:height="4.043cm" svg:x="13.8cm" svg:y="8.12cm">
          <draw:text-box>
            <text:list text:style-name="L1">
              <text:list-item>
                <text:p><text:span text:style-name="T3">Execução da Migração</text:span></text:p>
              </text:list-item>
              <text:list-item>
                <text:p><text:span text:style-name="T3">Integração</text:span></text:p>
              </text:list-item>
              <text:list-item>
                <text:p><text:span text:style-name="T3">Validação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12" draw:text-style-name="P10" draw:layer="layout" svg:width="4.023cm" svg:height="4.043cm" svg:x="23cm" svg:y="8.121cm">
          <draw:text-box>
            <text:list text:style-name="L1">
              <text:list-item>
                <text:p><text:span text:style-name="T3">Testes</text:span></text:p>
              </text:list-item>
              <text:list-item>
                <text:p><text:span text:style-name="T3">Pós-Migração;</text:span></text:p>
                <text:p><text:span text:style-name="T3"/></text:p>
              </text:list-item>
            </text:list>
          </draw:text-box>
        </draw:frame>
        <draw:custom-shape draw:style-name="gr2" draw:text-style-name="P4" draw:layer="layout" svg:width="5.4cm" svg:height="1.899cm" svg:x="0.297cm" svg:y="4.299cm">
          <text:p text:style-name="P3"><text:span text:style-name="T2">Avali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4cm" svg:height="1.899cm" svg:x="0.297cm" svg:y="4.299cm">
          <text:p text:style-name="P3"><text:span text:style-name="T2">Avali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27.4cm" svg:height="1cm" svg:x="0.2cm" svg:y="12.6cm">
          <text:p text:style-name="P3"><text:span text:style-name="T4">Arquitetura Migração - SERP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hidden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0:37:16.407948591</meta:creation-date>
    <dc:date>2020-03-05T16:01:49.070841402</dc:date>
    <meta:editing-duration>PT2H6M45S</meta:editing-duration>
    <meta:editing-cycles>11</meta:editing-cycles>
    <meta:generator>LibreOffice/6.0.3.2$Linux_X86_64 LibreOffice_project/00m0$Build-2</meta:generator>
    <meta:document-statistic meta:object-count="47"/>
  </office:meta>
</office:document-meta>
</file>